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955283333333" calcext:value-type="float">
            <text:p>2.32955</text:p>
          </table:table-cell>
          <table:table-cell office:value-type="float" office:value="2.49376116666667" calcext:value-type="float">
            <text:p>2.49376</text:p>
          </table:table-cell>
          <table:table-cell office:value-type="float" office:value="4.888425" calcext:value-type="float">
            <text:p>4.888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543366666667" calcext:value-type="float">
            <text:p>2.25543</text:p>
          </table:table-cell>
          <table:table-cell office:value-type="float" office:value="2.37688575" calcext:value-type="float">
            <text:p>2.37689</text:p>
          </table:table-cell>
          <table:table-cell office:value-type="float" office:value="4.150085" calcext:value-type="float">
            <text:p>4.150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96825" calcext:value-type="float">
            <text:p>2.25597</text:p>
          </table:table-cell>
          <table:table-cell office:value-type="float" office:value="2.33886491666667" calcext:value-type="float">
            <text:p>2.33886</text:p>
          </table:table-cell>
          <table:table-cell office:value-type="float" office:value="4.074245" calcext:value-type="float">
            <text:p>4.074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92058333333" calcext:value-type="float">
            <text:p>2.24592</text:p>
          </table:table-cell>
          <table:table-cell office:value-type="float" office:value="2.336686" calcext:value-type="float">
            <text:p>2.33669</text:p>
          </table:table-cell>
          <table:table-cell office:value-type="float" office:value="3.94732" calcext:value-type="float">
            <text:p>3.947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07208333333" calcext:value-type="float">
            <text:p>2.22707</text:p>
          </table:table-cell>
          <table:table-cell office:value-type="float" office:value="2.32846125" calcext:value-type="float">
            <text:p>2.32846</text:p>
          </table:table-cell>
          <table:table-cell office:value-type="float" office:value="3.819355" calcext:value-type="float">
            <text:p>3.819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12391666667" calcext:value-type="float">
            <text:p>2.26512</text:p>
          </table:table-cell>
          <table:table-cell office:value-type="float" office:value="2.31028933333333" calcext:value-type="float">
            <text:p>2.31029</text:p>
          </table:table-cell>
          <table:table-cell office:value-type="float" office:value="4.109244" calcext:value-type="float">
            <text:p>4.109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006275" calcext:value-type="float">
            <text:p>2.31006</text:p>
          </table:table-cell>
          <table:table-cell office:value-type="float" office:value="2.34263441666667" calcext:value-type="float">
            <text:p>2.34263</text:p>
          </table:table-cell>
          <table:table-cell office:value-type="float" office:value="4.288838" calcext:value-type="float">
            <text:p>4.288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19141666667" calcext:value-type="float">
            <text:p>2.24919</text:p>
          </table:table-cell>
          <table:table-cell office:value-type="float" office:value="2.30113516666667" calcext:value-type="float">
            <text:p>2.30114</text:p>
          </table:table-cell>
          <table:table-cell office:value-type="float" office:value="3.261655" calcext:value-type="float">
            <text:p>3.261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9320091666667" calcext:value-type="float">
            <text:p>2.2932</text:p>
          </table:table-cell>
          <table:table-cell office:value-type="float" office:value="2.40335841666667" calcext:value-type="float">
            <text:p>2.40336</text:p>
          </table:table-cell>
          <table:table-cell office:value-type="float" office:value="4.519063" calcext:value-type="float">
            <text:p>4.519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193683333333" calcext:value-type="float">
            <text:p>2.29194</text:p>
          </table:table-cell>
          <table:table-cell office:value-type="float" office:value="2.41114808333333" calcext:value-type="float">
            <text:p>2.41115</text:p>
          </table:table-cell>
          <table:table-cell office:value-type="float" office:value="4.144301" calcext:value-type="float">
            <text:p>4.14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348816666667" calcext:value-type="float">
            <text:p>2.28349</text:p>
          </table:table-cell>
          <table:table-cell office:value-type="float" office:value="2.31554233333333" calcext:value-type="float">
            <text:p>2.31554</text:p>
          </table:table-cell>
          <table:table-cell office:value-type="float" office:value="3.718557" calcext:value-type="float">
            <text:p>3.718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33041666667" calcext:value-type="float">
            <text:p>2.27933</text:p>
          </table:table-cell>
          <table:table-cell office:value-type="float" office:value="2.2909325" calcext:value-type="float">
            <text:p>2.29093</text:p>
          </table:table-cell>
          <table:table-cell office:value-type="float" office:value="3.496322" calcext:value-type="float">
            <text:p>3.496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416025" calcext:value-type="float">
            <text:p>2.15416</text:p>
          </table:table-cell>
          <table:table-cell office:value-type="float" office:value="2.27870316666667" calcext:value-type="float">
            <text:p>2.2787</text:p>
          </table:table-cell>
          <table:table-cell office:value-type="float" office:value="3.10793" calcext:value-type="float">
            <text:p>3.107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60508333333" calcext:value-type="float">
            <text:p>2.27861</text:p>
          </table:table-cell>
          <table:table-cell office:value-type="float" office:value="2.27792591666667" calcext:value-type="float">
            <text:p>2.27793</text:p>
          </table:table-cell>
          <table:table-cell office:value-type="float" office:value="3.921774" calcext:value-type="float">
            <text:p>3.921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608025" calcext:value-type="float">
            <text:p>2.27608</text:p>
          </table:table-cell>
          <table:table-cell office:value-type="float" office:value="2.34560233333333" calcext:value-type="float">
            <text:p>2.3456</text:p>
          </table:table-cell>
          <table:table-cell office:value-type="float" office:value="4.122838" calcext:value-type="float">
            <text:p>4.122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09" calcext:value-type="float">
            <text:p>2.24609</text:p>
          </table:table-cell>
          <table:table-cell office:value-type="float" office:value="2.2754275" calcext:value-type="float">
            <text:p>2.27543</text:p>
          </table:table-cell>
          <table:table-cell office:value-type="float" office:value="3.720264" calcext:value-type="float">
            <text:p>3.720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7455916666667" calcext:value-type="float">
            <text:p>2.27456</text:p>
          </table:table-cell>
          <table:table-cell office:value-type="float" office:value="2.38450041666667" calcext:value-type="float">
            <text:p>2.3845</text:p>
          </table:table-cell>
          <table:table-cell office:value-type="float" office:value="4.170529" calcext:value-type="float">
            <text:p>4.170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40883333333" calcext:value-type="float">
            <text:p>2.26741</text:p>
          </table:table-cell>
          <table:table-cell office:value-type="float" office:value="2.40269591666667" calcext:value-type="float">
            <text:p>2.4027</text:p>
          </table:table-cell>
          <table:table-cell office:value-type="float" office:value="3.984387" calcext:value-type="float">
            <text:p>3.984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612583333333" calcext:value-type="float">
            <text:p>2.25613</text:p>
          </table:table-cell>
          <table:table-cell office:value-type="float" office:value="2.38631625" calcext:value-type="float">
            <text:p>2.38632</text:p>
          </table:table-cell>
          <table:table-cell office:value-type="float" office:value="4.186492" calcext:value-type="float">
            <text:p>4.186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796" calcext:value-type="float">
            <text:p>2.2458</text:p>
          </table:table-cell>
          <table:table-cell office:value-type="float" office:value="2.25285058333333" calcext:value-type="float">
            <text:p>2.25285</text:p>
          </table:table-cell>
          <table:table-cell office:value-type="float" office:value="3.230599" calcext:value-type="float">
            <text:p>3.23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51968" calcext:value-type="float">
            <text:p>2.25197</text:p>
          </table:table-cell>
          <table:table-cell office:value-type="float" office:value="2.29300591666667" calcext:value-type="float">
            <text:p>2.29301</text:p>
          </table:table-cell>
          <table:table-cell office:value-type="float" office:value="3.495296" calcext:value-type="float">
            <text:p>3.49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111125" calcext:value-type="float">
            <text:p>2.25111</text:p>
          </table:table-cell>
          <table:table-cell office:value-type="float" office:value="2.27218166666667" calcext:value-type="float">
            <text:p>2.27218</text:p>
          </table:table-cell>
          <table:table-cell office:value-type="float" office:value="3.643004" calcext:value-type="float">
            <text:p>3.6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719991666667" calcext:value-type="float">
            <text:p>2.2472</text:p>
          </table:table-cell>
          <table:table-cell office:value-type="float" office:value="2.459742" calcext:value-type="float">
            <text:p>2.45974</text:p>
          </table:table-cell>
          <table:table-cell office:value-type="float" office:value="4.564469" calcext:value-type="float">
            <text:p>4.564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01383333333" calcext:value-type="float">
            <text:p>2.24301</text:p>
          </table:table-cell>
          <table:table-cell office:value-type="float" office:value="2.25083466666667" calcext:value-type="float">
            <text:p>2.25083</text:p>
          </table:table-cell>
          <table:table-cell office:value-type="float" office:value="3.520857" calcext:value-type="float">
            <text:p>3.520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57258333333" calcext:value-type="float">
            <text:p>2.24057</text:p>
          </table:table-cell>
          <table:table-cell office:value-type="float" office:value="2.330103" calcext:value-type="float">
            <text:p>2.3301</text:p>
          </table:table-cell>
          <table:table-cell office:value-type="float" office:value="3.783976" calcext:value-type="float">
            <text:p>3.783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8714908333333" calcext:value-type="float">
            <text:p>2.18715</text:p>
          </table:table-cell>
          <table:table-cell office:value-type="float" office:value="2.2373895" calcext:value-type="float">
            <text:p>2.23739</text:p>
          </table:table-cell>
          <table:table-cell office:value-type="float" office:value="3.062041" calcext:value-type="float">
            <text:p>3.062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737025" calcext:value-type="float">
            <text:p>2.18737</text:p>
          </table:table-cell>
          <table:table-cell office:value-type="float" office:value="2.237289" calcext:value-type="float">
            <text:p>2.23729</text:p>
          </table:table-cell>
          <table:table-cell office:value-type="float" office:value="3.076542" calcext:value-type="float">
            <text:p>3.076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22825" calcext:value-type="float">
            <text:p>2.23523</text:p>
          </table:table-cell>
          <table:table-cell office:value-type="float" office:value="2.3917845" calcext:value-type="float">
            <text:p>2.39178</text:p>
          </table:table-cell>
          <table:table-cell office:value-type="float" office:value="4.112823" calcext:value-type="float">
            <text:p>4.112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479066666667" calcext:value-type="float">
            <text:p>2.23479</text:p>
          </table:table-cell>
          <table:table-cell office:value-type="float" office:value="2.27962566666667" calcext:value-type="float">
            <text:p>2.27963</text:p>
          </table:table-cell>
          <table:table-cell office:value-type="float" office:value="3.035632" calcext:value-type="float">
            <text:p>3.035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31491666667" calcext:value-type="float">
            <text:p>2.22731</text:p>
          </table:table-cell>
          <table:table-cell office:value-type="float" office:value="2.25014825" calcext:value-type="float">
            <text:p>2.25015</text:p>
          </table:table-cell>
          <table:table-cell office:value-type="float" office:value="3.457748" calcext:value-type="float">
            <text:p>3.457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8585" calcext:value-type="float">
            <text:p>2.22586</text:p>
          </table:table-cell>
          <table:table-cell office:value-type="float" office:value="2.1957985" calcext:value-type="float">
            <text:p>2.1958</text:p>
          </table:table-cell>
          <table:table-cell office:value-type="float" office:value="3.151392" calcext:value-type="float">
            <text:p>3.151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247225" calcext:value-type="float">
            <text:p>2.22247</text:p>
          </table:table-cell>
          <table:table-cell office:value-type="float" office:value="2.27412391666667" calcext:value-type="float">
            <text:p>2.27412</text:p>
          </table:table-cell>
          <table:table-cell office:value-type="float" office:value="3.525773" calcext:value-type="float">
            <text:p>3.525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815691666667" calcext:value-type="float">
            <text:p>2.21816</text:p>
          </table:table-cell>
          <table:table-cell office:value-type="float" office:value="2.27924608333333" calcext:value-type="float">
            <text:p>2.27925</text:p>
          </table:table-cell>
          <table:table-cell office:value-type="float" office:value="3.369762" calcext:value-type="float">
            <text:p>3.369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639183333333" calcext:value-type="float">
            <text:p>2.21639</text:p>
          </table:table-cell>
          <table:table-cell office:value-type="float" office:value="2.23526433333333" calcext:value-type="float">
            <text:p>2.23526</text:p>
          </table:table-cell>
          <table:table-cell office:value-type="float" office:value="3.285548" calcext:value-type="float">
            <text:p>3.285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335358333333" calcext:value-type="float">
            <text:p>2.21335</text:p>
          </table:table-cell>
          <table:table-cell office:value-type="float" office:value="2.21016983333333" calcext:value-type="float">
            <text:p>2.21017</text:p>
          </table:table-cell>
          <table:table-cell office:value-type="float" office:value="2.776673" calcext:value-type="float">
            <text:p>2.776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6355" calcext:value-type="float">
            <text:p>2.21164</text:p>
          </table:table-cell>
          <table:table-cell office:value-type="float" office:value="2.28800925" calcext:value-type="float">
            <text:p>2.28801</text:p>
          </table:table-cell>
          <table:table-cell office:value-type="float" office:value="3.403278" calcext:value-type="float">
            <text:p>3.403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884458333333" calcext:value-type="float">
            <text:p>2.20884</text:p>
          </table:table-cell>
          <table:table-cell office:value-type="float" office:value="2.34120208333333" calcext:value-type="float">
            <text:p>2.3412</text:p>
          </table:table-cell>
          <table:table-cell office:value-type="float" office:value="3.204155" calcext:value-type="float">
            <text:p>3.204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664133333333" calcext:value-type="float">
            <text:p>2.20664</text:p>
          </table:table-cell>
          <table:table-cell office:value-type="float" office:value="2.25459341666667" calcext:value-type="float">
            <text:p>2.25459</text:p>
          </table:table-cell>
          <table:table-cell office:value-type="float" office:value="3.281727" calcext:value-type="float">
            <text:p>3.281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624183333333" calcext:value-type="float">
            <text:p>2.20624</text:p>
          </table:table-cell>
          <table:table-cell office:value-type="float" office:value="2.231721" calcext:value-type="float">
            <text:p>2.23172</text:p>
          </table:table-cell>
          <table:table-cell office:value-type="float" office:value="3.140455" calcext:value-type="float">
            <text:p>3.140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70066666667" calcext:value-type="float">
            <text:p>2.2017</text:p>
          </table:table-cell>
          <table:table-cell office:value-type="float" office:value="2.38529858333333" calcext:value-type="float">
            <text:p>2.3853</text:p>
          </table:table-cell>
          <table:table-cell office:value-type="float" office:value="3.839874" calcext:value-type="float">
            <text:p>3.839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389041666667" calcext:value-type="float">
            <text:p>2.19389</text:p>
          </table:table-cell>
          <table:table-cell office:value-type="float" office:value="2.31664291666667" calcext:value-type="float">
            <text:p>2.31664</text:p>
          </table:table-cell>
          <table:table-cell office:value-type="float" office:value="3.45268" calcext:value-type="float">
            <text:p>3.452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017583333333" calcext:value-type="float">
            <text:p>2.19018</text:p>
          </table:table-cell>
          <table:table-cell office:value-type="float" office:value="2.23160583333333" calcext:value-type="float">
            <text:p>2.23161</text:p>
          </table:table-cell>
          <table:table-cell office:value-type="float" office:value="3.168167" calcext:value-type="float">
            <text:p>3.168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1543975" calcext:value-type="float">
            <text:p>2.11544</text:p>
          </table:table-cell>
          <table:table-cell office:value-type="float" office:value="2.187901" calcext:value-type="float">
            <text:p>2.1879</text:p>
          </table:table-cell>
          <table:table-cell office:value-type="float" office:value="2.527551" calcext:value-type="float">
            <text:p>2.527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747675" calcext:value-type="float">
            <text:p>2.18748</text:p>
          </table:table-cell>
          <table:table-cell office:value-type="float" office:value="2.37358383333333" calcext:value-type="float">
            <text:p>2.37358</text:p>
          </table:table-cell>
          <table:table-cell office:value-type="float" office:value="3.780781" calcext:value-type="float">
            <text:p>3.780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874505" calcext:value-type="float">
            <text:p>2.18745</text:p>
          </table:table-cell>
          <table:table-cell office:value-type="float" office:value="2.17081258333333" calcext:value-type="float">
            <text:p>2.17081</text:p>
          </table:table-cell>
          <table:table-cell office:value-type="float" office:value="3.385138" calcext:value-type="float">
            <text:p>3.385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293616666667" calcext:value-type="float">
            <text:p>2.18294</text:p>
          </table:table-cell>
          <table:table-cell office:value-type="float" office:value="2.28458366666667" calcext:value-type="float">
            <text:p>2.28458</text:p>
          </table:table-cell>
          <table:table-cell office:value-type="float" office:value="3.41671" calcext:value-type="float">
            <text:p>3.416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884" calcext:value-type="float">
            <text:p>2.18288</text:p>
          </table:table-cell>
          <table:table-cell office:value-type="float" office:value="2.24053858333333" calcext:value-type="float">
            <text:p>2.24054</text:p>
          </table:table-cell>
          <table:table-cell office:value-type="float" office:value="3.410791" calcext:value-type="float">
            <text:p>3.410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092225" calcext:value-type="float">
            <text:p>2.18092</text:p>
          </table:table-cell>
          <table:table-cell office:value-type="float" office:value="2.22605183333333" calcext:value-type="float">
            <text:p>2.22605</text:p>
          </table:table-cell>
          <table:table-cell office:value-type="float" office:value="2.791636" calcext:value-type="float">
            <text:p>2.791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79335" calcext:value-type="float">
            <text:p>2.17793</text:p>
          </table:table-cell>
          <table:table-cell office:value-type="float" office:value="2.19717683333333" calcext:value-type="float">
            <text:p>2.19718</text:p>
          </table:table-cell>
          <table:table-cell office:value-type="float" office:value="2.680846" calcext:value-type="float">
            <text:p>2.680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747008333333" calcext:value-type="float">
            <text:p>2.17747</text:p>
          </table:table-cell>
          <table:table-cell office:value-type="float" office:value="2.19761758333333" calcext:value-type="float">
            <text:p>2.19762</text:p>
          </table:table-cell>
          <table:table-cell office:value-type="float" office:value="3.029876" calcext:value-type="float">
            <text:p>3.029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336033333333" calcext:value-type="float">
            <text:p>2.17336</text:p>
          </table:table-cell>
          <table:table-cell office:value-type="float" office:value="2.3057145" calcext:value-type="float">
            <text:p>2.30571</text:p>
          </table:table-cell>
          <table:table-cell office:value-type="float" office:value="3.346738" calcext:value-type="float">
            <text:p>3.346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34255" calcext:value-type="float">
            <text:p>2.16343</text:p>
          </table:table-cell>
          <table:table-cell office:value-type="float" office:value="2.17311591666667" calcext:value-type="float">
            <text:p>2.17312</text:p>
          </table:table-cell>
          <table:table-cell office:value-type="float" office:value="2.847266" calcext:value-type="float">
            <text:p>2.847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9792" calcext:value-type="float">
            <text:p>2.16979</text:p>
          </table:table-cell>
          <table:table-cell office:value-type="float" office:value="2.23565241666667" calcext:value-type="float">
            <text:p>2.23565</text:p>
          </table:table-cell>
          <table:table-cell office:value-type="float" office:value="2.874227" calcext:value-type="float">
            <text:p>2.874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88283333333" calcext:value-type="float">
            <text:p>2.18288</text:p>
          </table:table-cell>
          <table:table-cell office:value-type="float" office:value="2.16681533333333" calcext:value-type="float">
            <text:p>2.16682</text:p>
          </table:table-cell>
          <table:table-cell office:value-type="float" office:value="3.437792" calcext:value-type="float">
            <text:p>3.437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538891666667" calcext:value-type="float">
            <text:p>2.15539</text:p>
          </table:table-cell>
          <table:table-cell office:value-type="float" office:value="2.28211641666667" calcext:value-type="float">
            <text:p>2.28212</text:p>
          </table:table-cell>
          <table:table-cell office:value-type="float" office:value="3.555517" calcext:value-type="float">
            <text:p>3.555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133866666667" calcext:value-type="float">
            <text:p>2.15134</text:p>
          </table:table-cell>
          <table:table-cell office:value-type="float" office:value="2.32883158333333" calcext:value-type="float">
            <text:p>2.32883</text:p>
          </table:table-cell>
          <table:table-cell office:value-type="float" office:value="3.297453" calcext:value-type="float">
            <text:p>3.297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0216" calcext:value-type="float">
            <text:p>2.14022</text:p>
          </table:table-cell>
          <table:table-cell office:value-type="float" office:value="2.06128391666667" calcext:value-type="float">
            <text:p>2.06128</text:p>
          </table:table-cell>
          <table:table-cell office:value-type="float" office:value="3.060965" calcext:value-type="float">
            <text:p>3.060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402291666667" calcext:value-type="float">
            <text:p>2.13402</text:p>
          </table:table-cell>
          <table:table-cell office:value-type="float" office:value="2.18783208333333" calcext:value-type="float">
            <text:p>2.18783</text:p>
          </table:table-cell>
          <table:table-cell office:value-type="float" office:value="2.787519" calcext:value-type="float">
            <text:p>2.787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2964458333333" calcext:value-type="float">
            <text:p>2.12964</text:p>
          </table:table-cell>
          <table:table-cell office:value-type="float" office:value="2.1916775" calcext:value-type="float">
            <text:p>2.19168</text:p>
          </table:table-cell>
          <table:table-cell office:value-type="float" office:value="3.071422" calcext:value-type="float">
            <text:p>3.071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0853915" calcext:value-type="float">
            <text:p>2.08539</text:p>
          </table:table-cell>
          <table:table-cell office:value-type="float" office:value="1.98775691666667" calcext:value-type="float">
            <text:p>1.98776</text:p>
          </table:table-cell>
          <table:table-cell office:value-type="float" office:value="2.305265" calcext:value-type="float">
            <text:p>2.305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0" calcext:value-type="float">
            <text:p>0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0" calcext:value-type="float">
            <text:p>0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5" calcext:value-type="float">
            <text:p>5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0" calcext:value-type="float">
            <text:p>0</text:p>
          </table:table-cell>
          <table:table-cell table:formula="of:=SUM([.X1:.X5])" office:value-type="float" office:value="0" calcext:value-type="float">
            <text:p>0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0" calcext:value-type="float">
            <text:p>0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0" calcext:value-type="float">
            <text:p>0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0" calcext:value-type="float">
            <text:p>0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5" calcext:value-type="float">
            <text:p>5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5" calcext:value-type="float">
            <text:p>5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006275" calcext:value-type="float">
            <text:p>2.31006</text:p>
          </table:table-cell>
          <table:table-cell office:value-type="float" office:value="2.34263441666667" calcext:value-type="float">
            <text:p>2.34263</text:p>
          </table:table-cell>
          <table:table-cell office:value-type="float" office:value="4.288838" calcext:value-type="float">
            <text:p>4.288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22693193888889" calcext:value-type="float">
            <text:p>2.22693</text:p>
          </table:table-cell>
          <table:table-cell table:formula="of:=AVERAGE([.BT1:.BT15])" office:value-type="float" office:value="2.29871127222222" calcext:value-type="float">
            <text:p>2.29871</text:p>
          </table:table-cell>
          <table:table-cell table:formula="of:=AVERAGE([.BU1:.BU15])" office:value-type="float" office:value="3.69390633333333" calcext:value-type="float">
            <text:p>3.6939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9320091666667" calcext:value-type="float">
            <text:p>2.2932</text:p>
          </table:table-cell>
          <table:table-cell office:value-type="float" office:value="2.40335841666667" calcext:value-type="float">
            <text:p>2.40336</text:p>
          </table:table-cell>
          <table:table-cell office:value-type="float" office:value="4.519063" calcext:value-type="float">
            <text:p>4.519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29012223333333" calcext:value-type="float">
            <text:p>2.29012</text:p>
          </table:table-cell>
          <table:table-cell table:formula="of:=AVERAGE([.BT1:.BT5])" office:value-type="float" office:value="2.35873515" calcext:value-type="float">
            <text:p>2.35874</text:p>
          </table:table-cell>
          <table:table-cell table:formula="of:=AVERAGE([.BU1:.BU5])" office:value-type="float" office:value="4.1142724" calcext:value-type="float">
            <text:p>4.11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193683333333" calcext:value-type="float">
            <text:p>2.29194</text:p>
          </table:table-cell>
          <table:table-cell office:value-type="float" office:value="2.41114808333333" calcext:value-type="float">
            <text:p>2.41115</text:p>
          </table:table-cell>
          <table:table-cell office:value-type="float" office:value="4.144301" calcext:value-type="float">
            <text:p>4.14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33041666667" calcext:value-type="float">
            <text:p>2.27933</text:p>
          </table:table-cell>
          <table:table-cell office:value-type="float" office:value="2.2909325" calcext:value-type="float">
            <text:p>2.29093</text:p>
          </table:table-cell>
          <table:table-cell office:value-type="float" office:value="3.496322" calcext:value-type="float">
            <text:p>3.496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608025" calcext:value-type="float">
            <text:p>2.27608</text:p>
          </table:table-cell>
          <table:table-cell office:value-type="float" office:value="2.34560233333333" calcext:value-type="float">
            <text:p>2.3456</text:p>
          </table:table-cell>
          <table:table-cell office:value-type="float" office:value="4.122838" calcext:value-type="float">
            <text:p>4.122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719991666667" calcext:value-type="float">
            <text:p>2.2472</text:p>
          </table:table-cell>
          <table:table-cell office:value-type="float" office:value="2.459742" calcext:value-type="float">
            <text:p>2.45974</text:p>
          </table:table-cell>
          <table:table-cell office:value-type="float" office:value="4.564469" calcext:value-type="float">
            <text:p>4.564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01383333333" calcext:value-type="float">
            <text:p>2.24301</text:p>
          </table:table-cell>
          <table:table-cell office:value-type="float" office:value="2.25083466666667" calcext:value-type="float">
            <text:p>2.25083</text:p>
          </table:table-cell>
          <table:table-cell office:value-type="float" office:value="3.520857" calcext:value-type="float">
            <text:p>3.520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8585" calcext:value-type="float">
            <text:p>2.22586</text:p>
          </table:table-cell>
          <table:table-cell office:value-type="float" office:value="2.1957985" calcext:value-type="float">
            <text:p>2.1958</text:p>
          </table:table-cell>
          <table:table-cell office:value-type="float" office:value="3.151392" calcext:value-type="float">
            <text:p>3.151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247225" calcext:value-type="float">
            <text:p>2.22247</text:p>
          </table:table-cell>
          <table:table-cell office:value-type="float" office:value="2.27412391666667" calcext:value-type="float">
            <text:p>2.27412</text:p>
          </table:table-cell>
          <table:table-cell office:value-type="float" office:value="3.525773" calcext:value-type="float">
            <text:p>3.525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6355" calcext:value-type="float">
            <text:p>2.21164</text:p>
          </table:table-cell>
          <table:table-cell office:value-type="float" office:value="2.28800925" calcext:value-type="float">
            <text:p>2.28801</text:p>
          </table:table-cell>
          <table:table-cell office:value-type="float" office:value="3.403278" calcext:value-type="float">
            <text:p>3.403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884" calcext:value-type="float">
            <text:p>2.18288</text:p>
          </table:table-cell>
          <table:table-cell office:value-type="float" office:value="2.24053858333333" calcext:value-type="float">
            <text:p>2.24054</text:p>
          </table:table-cell>
          <table:table-cell office:value-type="float" office:value="3.410791" calcext:value-type="float">
            <text:p>3.410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336033333333" calcext:value-type="float">
            <text:p>2.17336</text:p>
          </table:table-cell>
          <table:table-cell office:value-type="float" office:value="2.3057145" calcext:value-type="float">
            <text:p>2.30571</text:p>
          </table:table-cell>
          <table:table-cell office:value-type="float" office:value="3.346738" calcext:value-type="float">
            <text:p>3.346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538891666667" calcext:value-type="float">
            <text:p>2.15539</text:p>
          </table:table-cell>
          <table:table-cell office:value-type="float" office:value="2.28211641666667" calcext:value-type="float">
            <text:p>2.28212</text:p>
          </table:table-cell>
          <table:table-cell office:value-type="float" office:value="3.555517" calcext:value-type="float">
            <text:p>3.555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133866666667" calcext:value-type="float">
            <text:p>2.15134</text:p>
          </table:table-cell>
          <table:table-cell office:value-type="float" office:value="2.32883158333333" calcext:value-type="float">
            <text:p>2.32883</text:p>
          </table:table-cell>
          <table:table-cell office:value-type="float" office:value="3.297453" calcext:value-type="float">
            <text:p>3.297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0216" calcext:value-type="float">
            <text:p>2.14022</text:p>
          </table:table-cell>
          <table:table-cell office:value-type="float" office:value="2.06128391666667" calcext:value-type="float">
            <text:p>2.06128</text:p>
          </table:table-cell>
          <table:table-cell office:value-type="float" office:value="3.060965" calcext:value-type="float">
            <text:p>3.060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348816666667" calcext:value-type="float">
            <text:p>2.28349</text:p>
          </table:table-cell>
          <table:table-cell office:value-type="float" office:value="2.31554233333333" calcext:value-type="float">
            <text:p>2.31554</text:p>
          </table:table-cell>
          <table:table-cell office:value-type="float" office:value="3.718557" calcext:value-type="float">
            <text:p>3.718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2129797" calcext:value-type="float">
            <text:p>2.21298</text:p>
          </table:table-cell>
          <table:table-cell table:formula="of:=AVERAGE([.BT16:.BT30])" office:value-type="float" office:value="2.28221142222222" calcext:value-type="float">
            <text:p>2.28221</text:p>
          </table:table-cell>
          <table:table-cell table:formula="of:=AVERAGE([.BU16:.BU30])" office:value-type="float" office:value="3.50047566666667" calcext:value-type="float">
            <text:p>3.50048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60508333333" calcext:value-type="float">
            <text:p>2.27861</text:p>
          </table:table-cell>
          <table:table-cell office:value-type="float" office:value="2.27792591666667" calcext:value-type="float">
            <text:p>2.27793</text:p>
          </table:table-cell>
          <table:table-cell office:value-type="float" office:value="3.921774" calcext:value-type="float">
            <text:p>3.921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27120585" calcext:value-type="float">
            <text:p>2.27121</text:p>
          </table:table-cell>
          <table:table-cell table:formula="of:=AVERAGE([.BT16:.BT20])" office:value-type="float" office:value="2.3347341" calcext:value-type="float">
            <text:p>2.33473</text:p>
          </table:table-cell>
          <table:table-cell table:formula="of:=AVERAGE([.BU16:.BU20])" office:value-type="float" office:value="3.8581086" calcext:value-type="float">
            <text:p>3.858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7455916666667" calcext:value-type="float">
            <text:p>2.27456</text:p>
          </table:table-cell>
          <table:table-cell office:value-type="float" office:value="2.38450041666667" calcext:value-type="float">
            <text:p>2.3845</text:p>
          </table:table-cell>
          <table:table-cell office:value-type="float" office:value="4.170529" calcext:value-type="float">
            <text:p>4.170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40883333333" calcext:value-type="float">
            <text:p>2.26741</text:p>
          </table:table-cell>
          <table:table-cell office:value-type="float" office:value="2.40269591666667" calcext:value-type="float">
            <text:p>2.4027</text:p>
          </table:table-cell>
          <table:table-cell office:value-type="float" office:value="3.984387" calcext:value-type="float">
            <text:p>3.984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51968" calcext:value-type="float">
            <text:p>2.25197</text:p>
          </table:table-cell>
          <table:table-cell office:value-type="float" office:value="2.29300591666667" calcext:value-type="float">
            <text:p>2.29301</text:p>
          </table:table-cell>
          <table:table-cell office:value-type="float" office:value="3.495296" calcext:value-type="float">
            <text:p>3.49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57258333333" calcext:value-type="float">
            <text:p>2.24057</text:p>
          </table:table-cell>
          <table:table-cell office:value-type="float" office:value="2.330103" calcext:value-type="float">
            <text:p>2.3301</text:p>
          </table:table-cell>
          <table:table-cell office:value-type="float" office:value="3.783976" calcext:value-type="float">
            <text:p>3.783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22825" calcext:value-type="float">
            <text:p>2.23523</text:p>
          </table:table-cell>
          <table:table-cell office:value-type="float" office:value="2.3917845" calcext:value-type="float">
            <text:p>2.39178</text:p>
          </table:table-cell>
          <table:table-cell office:value-type="float" office:value="4.112823" calcext:value-type="float">
            <text:p>4.112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31491666667" calcext:value-type="float">
            <text:p>2.22731</text:p>
          </table:table-cell>
          <table:table-cell office:value-type="float" office:value="2.25014825" calcext:value-type="float">
            <text:p>2.25015</text:p>
          </table:table-cell>
          <table:table-cell office:value-type="float" office:value="3.457748" calcext:value-type="float">
            <text:p>3.457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639183333333" calcext:value-type="float">
            <text:p>2.21639</text:p>
          </table:table-cell>
          <table:table-cell office:value-type="float" office:value="2.23526433333333" calcext:value-type="float">
            <text:p>2.23526</text:p>
          </table:table-cell>
          <table:table-cell office:value-type="float" office:value="3.285548" calcext:value-type="float">
            <text:p>3.285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70066666667" calcext:value-type="float">
            <text:p>2.2017</text:p>
          </table:table-cell>
          <table:table-cell office:value-type="float" office:value="2.38529858333333" calcext:value-type="float">
            <text:p>2.3853</text:p>
          </table:table-cell>
          <table:table-cell office:value-type="float" office:value="3.839874" calcext:value-type="float">
            <text:p>3.839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747675" calcext:value-type="float">
            <text:p>2.18748</text:p>
          </table:table-cell>
          <table:table-cell office:value-type="float" office:value="2.37358383333333" calcext:value-type="float">
            <text:p>2.37358</text:p>
          </table:table-cell>
          <table:table-cell office:value-type="float" office:value="3.780781" calcext:value-type="float">
            <text:p>3.780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092225" calcext:value-type="float">
            <text:p>2.18092</text:p>
          </table:table-cell>
          <table:table-cell office:value-type="float" office:value="2.22605183333333" calcext:value-type="float">
            <text:p>2.22605</text:p>
          </table:table-cell>
          <table:table-cell office:value-type="float" office:value="2.791636" calcext:value-type="float">
            <text:p>2.791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402291666667" calcext:value-type="float">
            <text:p>2.13402</text:p>
          </table:table-cell>
          <table:table-cell office:value-type="float" office:value="2.18783208333333" calcext:value-type="float">
            <text:p>2.18783</text:p>
          </table:table-cell>
          <table:table-cell office:value-type="float" office:value="2.787519" calcext:value-type="float">
            <text:p>2.787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2964458333333" calcext:value-type="float">
            <text:p>2.12964</text:p>
          </table:table-cell>
          <table:table-cell office:value-type="float" office:value="2.1916775" calcext:value-type="float">
            <text:p>2.19168</text:p>
          </table:table-cell>
          <table:table-cell office:value-type="float" office:value="3.071422" calcext:value-type="float">
            <text:p>3.071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0853915" calcext:value-type="float">
            <text:p>2.08539</text:p>
          </table:table-cell>
          <table:table-cell office:value-type="float" office:value="1.98775691666667" calcext:value-type="float">
            <text:p>1.98776</text:p>
          </table:table-cell>
          <table:table-cell office:value-type="float" office:value="2.305265" calcext:value-type="float">
            <text:p>2.305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612583333333" calcext:value-type="float">
            <text:p>2.25613</text:p>
          </table:table-cell>
          <table:table-cell office:value-type="float" office:value="2.38631625" calcext:value-type="float">
            <text:p>2.38632</text:p>
          </table:table-cell>
          <table:table-cell office:value-type="float" office:value="4.186492" calcext:value-type="float">
            <text:p>4.186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2049943" calcext:value-type="float">
            <text:p>2.20499</text:p>
          </table:table-cell>
          <table:table-cell table:formula="of:=AVERAGE([.BT31:.BT45])" office:value-type="float" office:value="2.25927652222222" calcext:value-type="float">
            <text:p>2.25928</text:p>
          </table:table-cell>
          <table:table-cell table:formula="of:=AVERAGE([.BU31:.BU45])" office:value-type="float" office:value="3.24303626666667" calcext:value-type="float">
            <text:p>3.24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111125" calcext:value-type="float">
            <text:p>2.25111</text:p>
          </table:table-cell>
          <table:table-cell office:value-type="float" office:value="2.27218166666667" calcext:value-type="float">
            <text:p>2.27218</text:p>
          </table:table-cell>
          <table:table-cell office:value-type="float" office:value="3.643004" calcext:value-type="float">
            <text:p>3.6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23470765" calcext:value-type="float">
            <text:p>2.23471</text:p>
          </table:table-cell>
          <table:table-cell table:formula="of:=AVERAGE([.BT31:.BT35])" office:value-type="float" office:value="2.2855079" calcext:value-type="float">
            <text:p>2.28551</text:p>
          </table:table-cell>
          <table:table-cell table:formula="of:=AVERAGE([.BU31:.BU35])" office:value-type="float" office:value="3.4023126" calcext:value-type="float">
            <text:p>3.4023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479066666667" calcext:value-type="float">
            <text:p>2.23479</text:p>
          </table:table-cell>
          <table:table-cell office:value-type="float" office:value="2.27962566666667" calcext:value-type="float">
            <text:p>2.27963</text:p>
          </table:table-cell>
          <table:table-cell office:value-type="float" office:value="3.035632" calcext:value-type="float">
            <text:p>3.035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815691666667" calcext:value-type="float">
            <text:p>2.21816</text:p>
          </table:table-cell>
          <table:table-cell office:value-type="float" office:value="2.27924608333333" calcext:value-type="float">
            <text:p>2.27925</text:p>
          </table:table-cell>
          <table:table-cell office:value-type="float" office:value="3.369762" calcext:value-type="float">
            <text:p>3.369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335358333333" calcext:value-type="float">
            <text:p>2.21335</text:p>
          </table:table-cell>
          <table:table-cell office:value-type="float" office:value="2.21016983333333" calcext:value-type="float">
            <text:p>2.21017</text:p>
          </table:table-cell>
          <table:table-cell office:value-type="float" office:value="2.776673" calcext:value-type="float">
            <text:p>2.776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884458333333" calcext:value-type="float">
            <text:p>2.20884</text:p>
          </table:table-cell>
          <table:table-cell office:value-type="float" office:value="2.34120208333333" calcext:value-type="float">
            <text:p>2.3412</text:p>
          </table:table-cell>
          <table:table-cell office:value-type="float" office:value="3.204155" calcext:value-type="float">
            <text:p>3.204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664133333333" calcext:value-type="float">
            <text:p>2.20664</text:p>
          </table:table-cell>
          <table:table-cell office:value-type="float" office:value="2.25459341666667" calcext:value-type="float">
            <text:p>2.25459</text:p>
          </table:table-cell>
          <table:table-cell office:value-type="float" office:value="3.281727" calcext:value-type="float">
            <text:p>3.281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624183333333" calcext:value-type="float">
            <text:p>2.20624</text:p>
          </table:table-cell>
          <table:table-cell office:value-type="float" office:value="2.231721" calcext:value-type="float">
            <text:p>2.23172</text:p>
          </table:table-cell>
          <table:table-cell office:value-type="float" office:value="3.140455" calcext:value-type="float">
            <text:p>3.140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389041666667" calcext:value-type="float">
            <text:p>2.19389</text:p>
          </table:table-cell>
          <table:table-cell office:value-type="float" office:value="2.31664291666667" calcext:value-type="float">
            <text:p>2.31664</text:p>
          </table:table-cell>
          <table:table-cell office:value-type="float" office:value="3.45268" calcext:value-type="float">
            <text:p>3.452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017583333333" calcext:value-type="float">
            <text:p>2.19018</text:p>
          </table:table-cell>
          <table:table-cell office:value-type="float" office:value="2.23160583333333" calcext:value-type="float">
            <text:p>2.23161</text:p>
          </table:table-cell>
          <table:table-cell office:value-type="float" office:value="3.168167" calcext:value-type="float">
            <text:p>3.168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874505" calcext:value-type="float">
            <text:p>2.18745</text:p>
          </table:table-cell>
          <table:table-cell office:value-type="float" office:value="2.17081258333333" calcext:value-type="float">
            <text:p>2.17081</text:p>
          </table:table-cell>
          <table:table-cell office:value-type="float" office:value="3.385138" calcext:value-type="float">
            <text:p>3.385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293616666667" calcext:value-type="float">
            <text:p>2.18294</text:p>
          </table:table-cell>
          <table:table-cell office:value-type="float" office:value="2.28458366666667" calcext:value-type="float">
            <text:p>2.28458</text:p>
          </table:table-cell>
          <table:table-cell office:value-type="float" office:value="3.41671" calcext:value-type="float">
            <text:p>3.416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79335" calcext:value-type="float">
            <text:p>2.17793</text:p>
          </table:table-cell>
          <table:table-cell office:value-type="float" office:value="2.19717683333333" calcext:value-type="float">
            <text:p>2.19718</text:p>
          </table:table-cell>
          <table:table-cell office:value-type="float" office:value="2.680846" calcext:value-type="float">
            <text:p>2.680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747008333333" calcext:value-type="float">
            <text:p>2.17747</text:p>
          </table:table-cell>
          <table:table-cell office:value-type="float" office:value="2.19761758333333" calcext:value-type="float">
            <text:p>2.19762</text:p>
          </table:table-cell>
          <table:table-cell office:value-type="float" office:value="3.029876" calcext:value-type="float">
            <text:p>3.029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9792" calcext:value-type="float">
            <text:p>2.16979</text:p>
          </table:table-cell>
          <table:table-cell office:value-type="float" office:value="2.23565241666667" calcext:value-type="float">
            <text:p>2.23565</text:p>
          </table:table-cell>
          <table:table-cell office:value-type="float" office:value="2.874227" calcext:value-type="float">
            <text:p>2.874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955283333333" calcext:value-type="float">
            <text:p>2.32955</text:p>
          </table:table-cell>
          <table:table-cell office:value-type="float" office:value="2.49376116666667" calcext:value-type="float">
            <text:p>2.49376</text:p>
          </table:table-cell>
          <table:table-cell office:value-type="float" office:value="4.888425" calcext:value-type="float">
            <text:p>4.888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22070509444444" calcext:value-type="float">
            <text:p>2.22071</text:p>
          </table:table-cell>
          <table:table-cell table:formula="of:=AVERAGE([.BT46:.BT60])" office:value-type="float" office:value="2.28637170555556" calcext:value-type="float">
            <text:p>2.28637</text:p>
          </table:table-cell>
          <table:table-cell table:formula="of:=AVERAGE([.BU46:.BU60])" office:value-type="float" office:value="3.5506876" calcext:value-type="float">
            <text:p>3.5506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543366666667" calcext:value-type="float">
            <text:p>2.25543</text:p>
          </table:table-cell>
          <table:table-cell office:value-type="float" office:value="2.37688575" calcext:value-type="float">
            <text:p>2.37689</text:p>
          </table:table-cell>
          <table:table-cell office:value-type="float" office:value="4.150085" calcext:value-type="float">
            <text:p>4.150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26278948333333" calcext:value-type="float">
            <text:p>2.26279</text:p>
          </table:table-cell>
          <table:table-cell table:formula="of:=AVERAGE([.BT46:.BT50])" office:value-type="float" office:value="2.37493181666667" calcext:value-type="float">
            <text:p>2.37493</text:p>
          </table:table-cell>
          <table:table-cell table:formula="of:=AVERAGE([.BU46:.BU50])" office:value-type="float" office:value="4.175886" calcext:value-type="float">
            <text:p>4.17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96825" calcext:value-type="float">
            <text:p>2.25597</text:p>
          </table:table-cell>
          <table:table-cell office:value-type="float" office:value="2.33886491666667" calcext:value-type="float">
            <text:p>2.33886</text:p>
          </table:table-cell>
          <table:table-cell office:value-type="float" office:value="4.074245" calcext:value-type="float">
            <text:p>4.074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92058333333" calcext:value-type="float">
            <text:p>2.24592</text:p>
          </table:table-cell>
          <table:table-cell office:value-type="float" office:value="2.336686" calcext:value-type="float">
            <text:p>2.33669</text:p>
          </table:table-cell>
          <table:table-cell office:value-type="float" office:value="3.94732" calcext:value-type="float">
            <text:p>3.947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07208333333" calcext:value-type="float">
            <text:p>2.22707</text:p>
          </table:table-cell>
          <table:table-cell office:value-type="float" office:value="2.32846125" calcext:value-type="float">
            <text:p>2.32846</text:p>
          </table:table-cell>
          <table:table-cell office:value-type="float" office:value="3.819355" calcext:value-type="float">
            <text:p>3.819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12391666667" calcext:value-type="float">
            <text:p>2.26512</text:p>
          </table:table-cell>
          <table:table-cell office:value-type="float" office:value="2.31028933333333" calcext:value-type="float">
            <text:p>2.31029</text:p>
          </table:table-cell>
          <table:table-cell office:value-type="float" office:value="4.109244" calcext:value-type="float">
            <text:p>4.109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19141666667" calcext:value-type="float">
            <text:p>2.24919</text:p>
          </table:table-cell>
          <table:table-cell office:value-type="float" office:value="2.30113516666667" calcext:value-type="float">
            <text:p>2.30114</text:p>
          </table:table-cell>
          <table:table-cell office:value-type="float" office:value="3.261655" calcext:value-type="float">
            <text:p>3.261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416025" calcext:value-type="float">
            <text:p>2.15416</text:p>
          </table:table-cell>
          <table:table-cell office:value-type="float" office:value="2.27870316666667" calcext:value-type="float">
            <text:p>2.2787</text:p>
          </table:table-cell>
          <table:table-cell office:value-type="float" office:value="3.10793" calcext:value-type="float">
            <text:p>3.107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09" calcext:value-type="float">
            <text:p>2.24609</text:p>
          </table:table-cell>
          <table:table-cell office:value-type="float" office:value="2.2754275" calcext:value-type="float">
            <text:p>2.27543</text:p>
          </table:table-cell>
          <table:table-cell office:value-type="float" office:value="3.720264" calcext:value-type="float">
            <text:p>3.720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796" calcext:value-type="float">
            <text:p>2.2458</text:p>
          </table:table-cell>
          <table:table-cell office:value-type="float" office:value="2.25285058333333" calcext:value-type="float">
            <text:p>2.25285</text:p>
          </table:table-cell>
          <table:table-cell office:value-type="float" office:value="3.230599" calcext:value-type="float">
            <text:p>3.23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8714908333333" calcext:value-type="float">
            <text:p>2.18715</text:p>
          </table:table-cell>
          <table:table-cell office:value-type="float" office:value="2.2373895" calcext:value-type="float">
            <text:p>2.23739</text:p>
          </table:table-cell>
          <table:table-cell office:value-type="float" office:value="3.062041" calcext:value-type="float">
            <text:p>3.062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737025" calcext:value-type="float">
            <text:p>2.18737</text:p>
          </table:table-cell>
          <table:table-cell office:value-type="float" office:value="2.237289" calcext:value-type="float">
            <text:p>2.23729</text:p>
          </table:table-cell>
          <table:table-cell office:value-type="float" office:value="3.076542" calcext:value-type="float">
            <text:p>3.076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1543975" calcext:value-type="float">
            <text:p>2.11544</text:p>
          </table:table-cell>
          <table:table-cell office:value-type="float" office:value="2.187901" calcext:value-type="float">
            <text:p>2.1879</text:p>
          </table:table-cell>
          <table:table-cell office:value-type="float" office:value="2.527551" calcext:value-type="float">
            <text:p>2.527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34255" calcext:value-type="float">
            <text:p>2.16343</text:p>
          </table:table-cell>
          <table:table-cell office:value-type="float" office:value="2.17311591666667" calcext:value-type="float">
            <text:p>2.17312</text:p>
          </table:table-cell>
          <table:table-cell office:value-type="float" office:value="2.847266" calcext:value-type="float">
            <text:p>2.847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88283333333" calcext:value-type="float">
            <text:p>2.18288</text:p>
          </table:table-cell>
          <table:table-cell office:value-type="float" office:value="2.16681533333333" calcext:value-type="float">
            <text:p>2.16682</text:p>
          </table:table-cell>
          <table:table-cell office:value-type="float" office:value="3.437792" calcext:value-type="float">
            <text:p>3.437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0" calcext:value-type="float">
            <text:p>0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1" calcext:value-type="float">
            <text:p>1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0" calcext:value-type="float">
            <text:p>0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4" calcext:value-type="float">
            <text:p>4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1_2.A1:Sheet1_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50:31.196805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51:05.242144252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310" meta:object-count="0"/>
  </office:meta>
</office:document-meta>
</file>